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34306"/>
    </style:style>
    <style:style style:name="T1" style:family="text">
      <style:text-properties officeooo:rsid="001206dd"/>
    </style:style>
    <style:style style:name="T2" style:family="text">
      <style:text-properties officeooo:rsid="001343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#include &lt;iostream&gt;<text:line-break/>using namespace std;<text:line-break/>// Base Class<text:line-break/>class BaseClass {<text:line-break/>public:<text:line-break/> <text:s text:c="3"/>int var_base;<text:line-break/> <text:s text:c="3"/>// Function to display the base<text:line-break/> <text:s text:c="3"/>// class members<text:line-break/> <text:s text:c="3"/>void display()<text:line-break/> <text:s text:c="3"/>{<text:line-break/> <text:s text:c="7"/>cout &lt;&lt; "Displaying Base class"<text:line-break/> <text:s text:c="12"/>&lt;&lt; " variable var_base: " &lt;&lt; var_base &lt;&lt; endl;<text:line-break/> <text:s text:c="3"/>} };<text:line-break/>// Class derived from the Base Class<text:line-break/>class DerivedClass : public BaseClass {<text:line-break/>public:<text:line-break/> <text:s text:c="3"/>int var_derived;<text:line-break/> <text:s text:c="3"/>// Function to display the base<text:line-break/> <text:s text:c="3"/>// and derived class members<text:line-break/> <text:s text:c="3"/>void display()<text:line-break/> <text:s text:c="3"/>{<text:line-break/> <text:s text:c="7"/>cout &lt;&lt; "Displaying Base class"<text:line-break/> <text:s text:c="12"/>&lt;&lt; "variable var_base: " &lt;&lt; var_base &lt;&lt; endl;<text:line-break/> <text:s text:c="7"/>cout &lt;&lt; "Displaying Derived "<text:line-break/> <text:s text:c="12"/>&lt;&lt; " class variable var_derived: "<text:line-break/> <text:s text:c="12"/>&lt;&lt; var_derived &lt;&lt; endl;<text:line-break/> <text:s text:c="3"/>}<text:line-break/>};<text:line-break/>// Driver Code<text:line-break/>int main()<text:line-break/></text:span><text:span text:style-name="T2">{</text:span><text:span text:style-name="T1"> // Pointer to base class<text:line-break/> <text:s text:c="3"/>BaseClass* base_class_pointer;<text:line-break/> <text:s text:c="3"/>BaseClass obj_base;<text:line-break/> <text:s text:c="3"/>DerivedClass obj_derived;<text:line-break/> <text:s text:c="3"/>// Pointing to derived class<text:line-break/> <text:s text:c="3"/>base_class_pointer = &amp;obj_derived;<text:line-break/> <text:s text:c="3"/>base_class_pointer-&gt;var_base = 34;<text:line-break/> <text:s text:c="3"/>// Calling base class member function<text:line-break/> <text:s text:c="3"/>base_class_pointer-&gt;display();<text:line-break/> <text:s text:c="3"/>base_class_pointer-&gt;var_base = 3400;<text:line-break/> <text:s text:c="3"/>base_class_pointer-&gt;display();<text:line-break/> <text:s text:c="3"/>DerivedClass* derived_class_pointer;<text:line-break/> <text:s text:c="3"/>derived_class_pointer = &amp;obj_derived;<text:line-break/> <text:s text:c="3"/>derived_class_pointer-&gt;var_base = 9448;<text:line-break/> <text:s text:c="3"/>derived_class_pointer-&gt;var_derived = 98;<text:line-break/> <text:s text:c="3"/>derived_class_pointer-&gt;display();<text:line-break/> <text:s text:c="3"/>return 0; }<text:line-break/></text:span><text:soft-page-break/><text:span text:style-name="T1"> <text:s text:c="4"/></text:span><text:line-break/> <text:s text:c="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19:06:21.932000000</dc:date>
    <meta:editing-duration>PT30M20S</meta:editing-duration>
    <meta:editing-cycles>10</meta:editing-cycles>
    <meta:generator>LibreOffice/7.1.8.1$Windows_X86_64 LibreOffice_project/e1f30c802c3269a1d052614453f260e49458c82c</meta:generator>
    <meta:document-statistic meta:table-count="0" meta:image-count="0" meta:object-count="0" meta:page-count="2" meta:paragraph-count="1" meta:word-count="156" meta:character-count="1363" meta:non-whitespace-character-count="1009"/>
  </office:meta>
</office:document-meta>
</file>